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style:style style:name="T12" style:family="text">
      <style:text-properties style:font-name="Calibri1"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text:span><text:span text:style-name="T6">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4"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oft-page-break/><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16T10:01:40.21</dc:date>
    <meta:editing-cycles>851</meta:editing-cycles>
    <meta:editing-duration>P2DT7H9M18S</meta:editing-duration>
    <meta:document-statistic meta:table-count="0" meta:image-count="0" meta:object-count="0" meta:page-count="16" meta:paragraph-count="140" meta:word-count="7216" meta:character-count="4885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